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700000050EE38D6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break-before="page"/>
    </style:style>
    <style:style style:name="P2" style:family="paragraph" style:parent-style-name="Normal">
      <style:text-properties style:font-name="Times New Roman" fo:font-size="10pt" fo:language="cs" fo:country="CZ" fo:font-style="italic" style:font-size-asian="10pt" style:font-style-asian="italic" style:font-size-complex="10pt"/>
    </style:style>
    <style:style style:name="P3" style:family="paragraph" style:parent-style-name="Normal">
      <style:text-properties style:font-name="Times New Roman" fo:language="cs" fo:country="CZ"/>
    </style:style>
    <style:style style:name="P4" style:family="paragraph" style:parent-style-name="Standard">
      <style:text-properties style:font-name="Times New Roman" fo:language="cs" fo:country="CZ" style:language-asian="none" style:country-asian="non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paragraph-properties fo:line-height="100%"/>
      <style:text-properties style:font-name="Times New Roman" fo:language="cs" fo:country="CZ"/>
    </style:style>
    <style:style style:name="T1" style:family="text" style:parent-style-name="Default_20_Paragraph_20_Font">
      <style:text-properties style:use-window-font-color="true"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C <text:s text:c="2"/>Stanovisko hodnoceného učitele k názorům hospitujícího</text:span></text:h>
      <text:p text:style-name="P2"/>
      <text:p text:style-name="P2">Odeslat emailem v pdf hospitujícímu(m), zodpovědnému za předmět a administrátorovi kontroly výuky z týmu garanta studijního programu do dvou pracovních dnů od odeslání slovního hodnocení hospitujícím.</text:p>
      <text:p text:style-name="P3">Jméno vyučujícího:<text:tab/><text:tab/><text:tab/><text:tab/><text:tab/>Zodpovědný za předmět:</text:p>
      <text:p text:style-name="P3">Předmět:<text:tab/><text:tab/><text:tab/><text:tab/><text:tab/><text:tab/>Učebna:</text:p>
      <text:p text:style-name="P3">Datum a čas výuky:<text:tab/><text:tab/><text:tab/><text:tab/><text:tab/>Datum, čas vyplnění:</text:p>
      <text:p text:style-name="P3">Jméno hospitujícího(ch):<text:tab/><text:tab/></text:p>
      <text:p text:style-name="P4"><draw:connector text:anchor-type="char" draw:z-index="2" draw:style-name="gr1" draw:text-style-name="P5" draw:type="line" svg:x1="0.041cm" svg:y1="0.099cm" svg:x2="16.717cm" svg:y2="0.099cm"><text:p/></draw:connector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cm" fo:keep-together="always" fo:keep-with-next="always"/>
      <style:text-properties fo:color="#365f91" style:font-name="Cambria" fo:font-size="14pt" fo:language="cs" fo:country="CZ" fo:font-weight="bold" style:font-name-asian="Calibri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_20_bubliny" style:display-name="Text bubliny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Normal" style:family="paragraph">
      <style:paragraph-properties fo:margin-top="0cm" fo:margin-bottom="0.353cm" fo:line-height="115%" fo:hyphenation-ladder-count="no-limit"/>
      <style:text-properties fo:font-size="11pt" fo:language="en" fo:country="US" style:font-size-asian="11pt" style:language-asian="en" style:country-asian="US" style:font-size-complex="11pt" fo:hyphenate="false" fo:hyphenation-remain-char-count="0" fo:hyphenation-push-char-count="0"/>
    </style:style>
    <style:style style:name="Standardní_20_písmo_20_odstavce" style:display-name="Standardní písmo odstavce" style:family="text"/>
    <style:style style:name="Heading_20_1_20_Char" style:display-name="Heading 1 Char" style:family="text">
      <style:text-properties fo:color="#365f91" style:font-name="Cambria" fo:font-size="14pt" fo:font-weight="bold" style:font-size-asian="14pt" style:font-weight-asian="bold"/>
    </style:style>
    <style:style style:name="Header_20_Char" style:display-name="Header Char" style:family="text">
      <style:text-properties fo:font-size="11pt" style:font-size-asian="11pt"/>
    </style:style>
    <style:style style:name="Footer_20_Char" style:display-name="Footer Char" style:family="text">
      <style:text-properties fo:font-size="11pt" style:font-size-asian="11pt"/>
    </style:style>
    <style:style style:name="Balloon_20_Text_20_Char" style:display-name="Balloon Text Char" style:family="text" style:parent-style-name="Standardní_20_písmo_20_odstavce">
      <style:text-properties style:font-name="Tahoma" fo:font-size="8pt" fo:language="en" fo:country="US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top="0cm" fo:margin-bottom="0cm"/>
      <style:text-properties fo:language="none" fo:country="none" style:language-asian="none" style:country-asian="none"/>
    </style:style>
    <style:style style:name="P2" style:family="paragraph" style:parent-style-name="Footer">
      <style:paragraph-properties fo:margin-top="0cm" fo:margin-bottom="0cm"/>
    </style:style>
    <style:style style:name="T1" style:family="text">
      <style:text-properties fo:language="cs" fo:country="CZ" style:text-underline-style="solid" style:text-underline-width="auto" style:text-underline-color="font-color" style:font-name-complex="Calibri" style:font-size-complex="12pt"/>
    </style:style>
    <style:style style:name="T2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51cm" fo:margin-bottom="1.251cm" fo:margin-left="2.501cm" fo:margin-right="2.501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P1"/>
        <text:p text:style-name="P2"><text:span text:style-name="T1">Evropský sociální fond</text:span><text:span text:style-name="T2"> <text:s text:c="5"/></text:span><text:span text:style-name="T1">Praha &amp; EU: Investujeme do vaší budoucnosti</text:span><text:bookmark-start text:name="_GoBack"/><text:span text:style-name="T2"><draw:frame draw:style-name="fr1" draw:name="obrázky1" text:anchor-type="as-char" svg:y="-1.175cm" svg:width="5.108cm" svg:height="1.334cm" draw:z-index="1"><draw:image xlink:href="Pictures/100000000000013700000050EE38D646.jpg" xlink:type="simple" xlink:show="embed" xlink:actuate="onLoad"/></draw:frame></text:span><text:bookmark-end text:name="_GoBac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B   Slovní hodnocení hospitační návštěvy hospitujícím</dc:title>
    <meta:initial-creator>Vaclav Hlavac</meta:initial-creator>
    <meta:creation-date>2011-10-13T14:28:00</meta:creation-date>
    <dc:date>2011-10-13T14:52:53</dc:date>
    <dc:language>cs-CZ</dc:language>
    <meta:editing-cycles>4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7" meta:word-count="60" meta:character-count="465"/>
  </office:meta>
</office:document-meta>
</file>